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5.3224in" svg:y="0.8469in">
            <draw:object draw:notify-on-update-of-ranges="Sheet1.A1:Sheet1.A1 Sheet1.A2:Sheet1.A30 Sheet1.B1:Sheet1.B1 Sheet1.B2:Sheet1.B30 Sheet1.C1:Sheet1.C1 Sheet1.C2:Shee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024in" svg:height="3.5449in" svg:x="4.3795in" svg:y="5.9398in">
            <draw:object draw:notify-on-update-of-ranges="Sheet1.A34:Sheet1.A34 Sheet1.A35:Sheet1.A54 Sheet1.B34:Sheet1.B34 Sheet1.B35:Sheet1.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 in bits</text:p>
          </table:table-cell>
          <table:table-cell office:value-type="string" calcext:value-type="string">
            <text:p>Miller-Rabin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3" calcext:value-type="float">
            <text:p>1.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1" calcext:value-type="float">
            <text:p>1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86" calcext:value-type="float">
            <text:p>1.58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69" calcext:value-type="float">
            <text:p>1.76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64" calcext:value-type="float">
            <text:p>2.464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94" calcext:value-type="float">
            <text:p>2.594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33" calcext:value-type="float">
            <text:p>3.233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24" calcext:value-type="float">
            <text:p>3.324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87" calcext:value-type="float">
            <text:p>3.587</text:p>
          </table:table-cell>
          <table:table-cell office:value-type="float" office:value="2.763" calcext:value-type="float">
            <text:p>2.7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081" calcext:value-type="float">
            <text:p>4.081</text:p>
          </table:table-cell>
          <table:table-cell office:value-type="float" office:value="4.135" calcext:value-type="float">
            <text:p>4.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64" calcext:value-type="float">
            <text:p>4.664</text:p>
          </table:table-cell>
          <table:table-cell office:value-type="float" office:value="5.975" calcext:value-type="float">
            <text:p>5.9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52" calcext:value-type="float">
            <text:p>1.752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38" calcext:value-type="float">
            <text:p>1.838</text:p>
          </table:table-cell>
          <table:table-cell office:value-type="float" office:value="4.746" calcext:value-type="float">
            <text:p>4.7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106" calcext:value-type="float">
            <text:p>2.106</text:p>
          </table:table-cell>
          <table:table-cell office:value-type="float" office:value="7.096" calcext:value-type="float">
            <text:p>7.0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83" calcext:value-type="float">
            <text:p>2.483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19" calcext:value-type="float">
            <text:p>2.619</text:p>
          </table:table-cell>
          <table:table-cell office:value-type="float" office:value="14.564" calcext:value-type="float">
            <text:p>14.5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42" calcext:value-type="float">
            <text:p>2.742</text:p>
          </table:table-cell>
          <table:table-cell office:value-type="float" office:value="20.602" calcext:value-type="float">
            <text:p>20.6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288" calcext:value-type="float">
            <text:p>3.288</text:p>
          </table:table-cell>
          <table:table-cell office:value-type="float" office:value="30.642" calcext:value-type="float">
            <text:p>30.6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07" calcext:value-type="float">
            <text:p>4.107</text:p>
          </table:table-cell>
          <table:table-cell office:value-type="float" office:value="42.751" calcext:value-type="float">
            <text:p>42.7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402" calcext:value-type="float">
            <text:p>5.402</text:p>
          </table:table-cell>
          <table:table-cell office:value-type="float" office:value="61.367" calcext:value-type="float">
            <text:p>61.3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21" calcext:value-type="float">
            <text:p>6.221</text:p>
          </table:table-cell>
          <table:table-cell office:value-type="float" office:value="86.495" calcext:value-type="float">
            <text:p>86.4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482" calcext:value-type="float">
            <text:p>6.482</text:p>
          </table:table-cell>
          <table:table-cell office:value-type="float" office:value="124.178" calcext:value-type="float">
            <text:p>124.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701" calcext:value-type="float">
            <text:p>7.701</text:p>
          </table:table-cell>
          <table:table-cell office:value-type="float" office:value="174.898" calcext:value-type="float">
            <text:p>174.89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ime in q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221" calcext:value-type="float">
            <text:p>38.2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094" calcext:value-type="float">
            <text:p>39.0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34" calcext:value-type="float">
            <text:p>13.0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19" calcext:value-type="float">
            <text:p>13.7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65" calcext:value-type="float">
            <text:p>14.5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45" calcext:value-type="float">
            <text:p>14.0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061" calcext:value-type="float">
            <text:p>14.0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37" calcext:value-type="float">
            <text:p>15.0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39" calcext:value-type="float">
            <text:p>15.0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744" calcext:value-type="float">
            <text:p>15.7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397" calcext:value-type="float">
            <text:p>17.3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471" calcext:value-type="float">
            <text:p>17.4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026" calcext:value-type="float">
            <text:p>17.0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488" calcext:value-type="float">
            <text:p>17.4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322" calcext:value-type="float">
            <text:p>18.3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05" calcext:value-type="float">
            <text:p>18.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806" calcext:value-type="float">
            <text:p>18.8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631" calcext:value-type="float">
            <text:p>19.6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52" calcext:value-type="float">
            <text:p>19.0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74" calcext:value-type="float">
            <text:p>19.4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1:21:36.066488487</meta:creation-date>
    <dc:date>2021-10-11T11:31:22.622884641</dc:date>
    <meta:editing-duration>PT9M47S</meta:editing-duration>
    <meta:editing-cycles>1</meta:editing-cycles>
    <meta:document-statistic meta:table-count="1" meta:cell-count="132" meta:object-count="2"/>
    <meta:generator>LibreOffice/7.1.6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55cm" svg:y="3.955cm" style:legend-expansion="high" chart:style-name="ch2"/>
        <chart:plot-area chart:style-name="ch3" table:cell-range-address="Sheet1.A1:Sheet1.C30" chart:data-source-has-labels="both" svg:x="0.319cm" svg:y="0.18cm" svg:width="12.217cm" svg:height="8.646cm">
          <chart:coordinate-region svg:x="0.94cm" svg:y="0.38cm" svg:width="11.223cm" svg:height="7.799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er-Rabin</text:p>
                <draw:g>
                  <svg:desc>Sheet1.B1:Sheet1.B1</svg:desc>
                </draw:g>
              </table:table-cell>
              <table:table-cell office:value-type="string">
                <text:p>Naiv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30</svg:desc>
                </draw:g>
              </table:table-cell>
              <table:table-cell office:value-type="float" office:value="0.006">
                <text:p>0.006</text:p>
                <draw:g>
                  <svg:desc>Sheet1.B2:Sheet1.B30</svg:desc>
                </draw:g>
              </table:table-cell>
              <table:table-cell office:value-type="float" office:value="0">
                <text:p>0</text:p>
                <draw:g>
                  <svg:desc>Sheet1.C2:Sheet1.C3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5">
                <text:p>0.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73">
                <text:p>1.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07">
                <text:p>1.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84">
                <text:p>1.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71">
                <text:p>1.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86">
                <text:p>1.5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69">
                <text:p>1.76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64">
                <text:p>2.46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594">
                <text:p>2.594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233">
                <text:p>3.23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324">
                <text:p>3.324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587">
                <text:p>3.587</text:p>
              </table:table-cell>
              <table:table-cell office:value-type="float" office:value="2.763">
                <text:p>2.7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081">
                <text:p>4.081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664">
                <text:p>4.664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2">
                <text:p>1.752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838">
                <text:p>1.838</text:p>
              </table:table-cell>
              <table:table-cell office:value-type="float" office:value="4.746">
                <text:p>4.7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106">
                <text:p>2.106</text:p>
              </table:table-cell>
              <table:table-cell office:value-type="float" office:value="7.096">
                <text:p>7.0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483">
                <text:p>2.483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619">
                <text:p>2.619</text:p>
              </table:table-cell>
              <table:table-cell office:value-type="float" office:value="14.564">
                <text:p>14.5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742">
                <text:p>2.742</text:p>
              </table:table-cell>
              <table:table-cell office:value-type="float" office:value="20.602">
                <text:p>20.6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288">
                <text:p>3.288</text:p>
              </table:table-cell>
              <table:table-cell office:value-type="float" office:value="30.642">
                <text:p>30.6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107">
                <text:p>4.107</text:p>
              </table:table-cell>
              <table:table-cell office:value-type="float" office:value="42.751">
                <text:p>42.7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402">
                <text:p>5.402</text:p>
              </table:table-cell>
              <table:table-cell office:value-type="float" office:value="61.367">
                <text:p>61.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221">
                <text:p>6.221</text:p>
              </table:table-cell>
              <table:table-cell office:value-type="float" office:value="86.495">
                <text:p>86.4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482">
                <text:p>6.482</text:p>
              </table:table-cell>
              <table:table-cell office:value-type="float" office:value="124.178">
                <text:p>124.1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701">
                <text:p>7.701</text:p>
              </table:table-cell>
              <table:table-cell office:value-type="float" office:value="174.898">
                <text:p>174.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73cm" svg:height="9.005cm" xlink:href=".." xlink:type="simple" chart:class="chart:line" chart:style-name="ch1">
        <chart:legend chart:legend-position="end" svg:x="17.221cm" svg:y="4.203cm" style:legend-expansion="high" chart:style-name="ch2"/>
        <chart:plot-area chart:style-name="ch3" table:cell-range-address="Sheet1.A34:Sheet1.B54" chart:data-source-has-labels="both" svg:x="0.401cm" svg:y="0.18cm" svg:width="16.419cm" svg:height="8.645cm">
          <chart:coordinate-region svg:x="1.022cm" svg:y="0.379cm" svg:width="15.611cm" svg:height="7.799cm"/>
          <chart:axis chart:dimension="x" chart:name="primary-x" chart:style-name="ch4" chartooo:axis-type="auto">
            <chartooo:date-scale/>
            <chart:categories table:cell-range-address="Sheet1.A35:Sheet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54" chart:label-cell-address="Sheet1.B34:Sheet1.B34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n qs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5:Sheet1.A54</svg:desc>
                </draw:g>
              </table:table-cell>
              <table:table-cell office:value-type="float" office:value="38.221">
                <text:p>38.221</text:p>
                <draw:g>
                  <svg:desc>Sheet1.B35:Sheet1.B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.094">
                <text:p>39.0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034">
                <text:p>13.0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719">
                <text:p>13.7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565">
                <text:p>14.5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045">
                <text:p>14.0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061">
                <text:p>14.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037">
                <text:p>15.0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.039">
                <text:p>15.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471">
                <text:p>17.4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026">
                <text:p>17.0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488">
                <text:p>17.4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322">
                <text:p>18.3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.806">
                <text:p>18.8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.631">
                <text:p>19.6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052">
                <text:p>19.0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474">
                <text:p>19.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